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0.97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8.26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6.88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24.59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2.95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46.23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6.69mm"/>
    </style:style>
    <style:style style:name="co29" style:family="table-column">
      <style:table-column-properties fo:break-before="auto" style:column-width="50.25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14.23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17.23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22.68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47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>
      <style:table-cell-properties fo:background-color="#fff200"/>
      <style:text-properties style:use-window-font-color="tru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6600" fo:border="0.06pt solid #000000"/>
    </style:style>
    <style:style style:name="ce59" style:family="table-cell" style:parent-style-name="Default">
      <style:table-cell-properties fo:background-color="#ffff99" fo:border="0.06pt solid #000000"/>
    </style:style>
    <style:style style:name="ce60" style:family="table-cell" style:parent-style-name="Default">
      <style:table-cell-properties fo:background-color="#6666ff" fo:border="0.06pt solid #000000"/>
    </style:style>
    <style:style style:name="ce61" style:family="table-cell" style:parent-style-name="Default">
      <style:table-cell-properties fo:background-color="#000000" fo:border="0.06pt solid #00000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f200" fo:border="0.06pt solid #000000"/>
    </style:style>
    <style:style style:name="ce94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svg:stroke-width="1mm" svg:stroke-color="#00000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ultiplexador_R0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7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14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table:style-name="ce17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Multiplexador</text:p>
          </table:table-cell>
          <table:table-cell/>
          <table:table-cell office:value-type="string" calcext:value-type="string">
            <text:p>Pino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string" calcext:value-type="string">
            <text:p>GPIO_120</text:p>
          </table:table-cell>
          <table:table-cell office:value-type="string" calcext:value-type="string">
            <text:p>P9_3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onecta Lado B para IN_1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string" calcext:value-type="string">
            <text:p>GPIO_121</text:p>
          </table:table-cell>
          <table:table-cell office:value-type="string" calcext:value-type="string">
            <text:p>P9_2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Conecta Lado A para IN_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string" calcext:value-type="string">
            <text:p>GPIO_122</text:p>
          </table:table-cell>
          <table:table-cell office:value-type="string" calcext:value-type="string">
            <text:p>P9_3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Conecta Lado B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string" calcext:value-type="string">
            <text:p>GPIO_123</text:p>
          </table:table-cell>
          <table:table-cell office:value-type="string" calcext:value-type="string">
            <text:p>P9_2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Conecta Lado A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2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P9_22</text:p>
          </table:table-cell>
          <table:table-cell office:value-type="string" calcext:value-type="string">
            <text:p>GPIO_2</text:p>
          </table:table-cell>
          <table:table-cell table:style-name="ce43" office:value-type="string" calcext:value-type="string">
            <text:p>P9_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SB</text:p>
          </table:table-cell>
          <table:table-cell table:style-name="ce29" office:value-type="string" calcext:value-type="string" table:number-columns-spanned="1" table:number-rows-spanned="4">
            <text:p>Controla IN_2</text:p>
            <text:p>1 a 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P9_21</text:p>
          </table:table-cell>
          <table:table-cell office:value-type="string" calcext:value-type="string">
            <text:p>GPIO_3</text:p>
          </table:table-cell>
          <table:table-cell table:style-name="ce44" office:value-type="string" calcext:value-type="string">
            <text:p>P8_26</text:p>
          </table:table-cell>
          <table:table-cell office:value-type="float" office:value="61" calcext:value-type="float">
            <text:p>61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P9_18</text:p>
          </table:table-cell>
          <table:table-cell office:value-type="string" calcext:value-type="string">
            <text:p>GPIO_4</text:p>
          </table:table-cell>
          <table:table-cell table:style-name="ce43" office:value-type="string" calcext:value-type="string">
            <text:p>P8_21</text:p>
          </table:table-cell>
          <table:table-cell office:value-type="float" office:value="62" calcext:value-type="float">
            <text:p>62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P9_17</text:p>
          </table:table-cell>
          <table:table-cell office:value-type="string" calcext:value-type="string">
            <text:p>GPIO_5</text:p>
          </table:table-cell>
          <table:table-cell table:style-name="ce43" office:value-type="string" calcext:value-type="string">
            <text:p>P8_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string" calcext:value-type="string">
            <text:p>GPIO_86</text:p>
          </table:table-cell>
          <table:table-cell table:style-name="ce43"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29" office:value-type="string" calcext:value-type="string" table:number-columns-spanned="1" table:number-rows-spanned="4">
            <text:p>Controla IN_1</text:p>
            <text:p>1 a 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P8_28</text:p>
          </table:table-cell>
          <table:table-cell office:value-type="string" calcext:value-type="string">
            <text:p>GPIO_88</text:p>
          </table:table-cell>
          <table:table-cell table:style-name="ce43"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P8_29</text:p>
          </table:table-cell>
          <table:table-cell office:value-type="string" calcext:value-type="string">
            <text:p>GPIO_87</text:p>
          </table:table-cell>
          <table:table-cell table:style-name="ce43"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string" calcext:value-type="string">
            <text:p>GPIO_89</text:p>
          </table:table-cell>
          <table:table-cell table:style-name="ce43"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SOBROU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</text:p>
          </table:table-cell>
          <table:table-cell table:number-columns-repeated="2"/>
          <table:table-cell office:value-type="string" calcext:value-type="string">
            <text:p>P9_42</text:p>
          </table:table-cell>
          <table:table-cell office:value-type="string" calcext:value-type="string">
            <text:p>GPIO_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9_24</text:p>
          </table:table-cell>
          <table:table-cell office:value-type="string" calcext:value-type="string">
            <text:p>GPIO_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P9_41</text:p>
          </table:table-cell>
          <table:table-cell office:value-type="string" calcext:value-type="string">
            <text:p>GPIO_2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8_19</text:p>
          </table:table-cell>
          <table:table-cell office:value-type="string" calcext:value-type="string">
            <text:p>GPIO_22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/>
          <table:table-cell office:value-type="string" calcext:value-type="string">
            <text:p>P8_13</text:p>
          </table:table-cell>
          <table:table-cell office:value-type="string" calcext:value-type="string">
            <text:p>GPIO_2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4</text:p>
          </table:table-cell>
          <table:table-cell office:value-type="string" calcext:value-type="string">
            <text:p>GPIO_2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7</text:p>
          </table:table-cell>
          <table:table-cell office:value-type="string" calcext:value-type="string">
            <text:p>GPIO_27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1</text:p>
          </table:table-cell>
          <table:table-cell office:value-type="string" calcext:value-type="string">
            <text:p>GPIO_3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3</text:p>
          </table:table-cell>
          <table:table-cell office:value-type="string" calcext:value-type="string">
            <text:p>GPIO_3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2</text:p>
          </table:table-cell>
          <table:table-cell office:value-type="string" calcext:value-type="string">
            <text:p>GPIO_6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26</text:p>
          </table:table-cell>
          <table:table-cell office:value-type="string" calcext:value-type="string">
            <text:p>GPIO_61</text:p>
          </table:table-cell>
          <table:table-cell table:number-columns-repeated="7"/>
        </table:table-row>
      </table:table>
      <table:table table:name="BeagleBone_R01" table:style-name="ta1">
        <table:table-column table:style-name="co13" table:default-cell-style-name="ce43"/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Conexão</text:p>
          </table:table-cell>
          <table:table-cell table:style-name="Default"/>
          <table:table-cell/>
          <table:table-cell office:value-type="string" calcext:value-type="string">
            <text:p>Pino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PIC1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table:number-columns-repeated="3"/>
          <table:table-cell office:value-type="string" calcext:value-type="string">
            <text:p>Canal</text:p>
          </table:table-cell>
          <table:table-cell office:value-type="string" calcext:value-type="string">
            <text:p>1 a 32</text:p>
          </table:table-cell>
          <table:table-cell/>
          <table:table-cell office:value-type="string" calcext:value-type="string">
            <text:p>RA0 a RA3</text:p>
          </table:table-cell>
          <table:table-cell/>
          <table:table-cell office:value-type="string" calcext:value-type="string">
            <text:p>8 pinos</text:p>
          </table:table-cell>
        </table:table-row>
        <table:table-row table:style-name="ro1">
          <table:table-cell table:style-name="Default" office:value-type="string" calcext:value-type="string">
            <text:p>P8_18</text:p>
          </table:table-cell>
          <table:table-cell table:style-name="Default" office:value-type="string" calcext:value-type="string">
            <text:p>GPIO_65</text:p>
          </table:table-cell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C4 a RC7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1 a 16</text:p>
          </table:table-cell>
          <table:table-cell/>
          <table:table-cell office:value-type="string" calcext:value-type="string">
            <text:p>RA5 a RA6*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7</text:p>
          </table:table-cell>
          <table:table-cell table:style-name="Default" office:value-type="string" calcext:value-type="string">
            <text:p>GPIO_66</text:p>
          </table:table-cell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C0</text:p>
          </table:table-cell>
          <table:table-cell office:value-type="string" calcext:value-type="string">
            <text:p>Hold/Habilita</text:p>
          </table:table-cell>
          <table:table-cell table:number-columns-repeated="2"/>
          <table:table-cell office:value-type="string" calcext:value-type="string">
            <text:p>RC4 a RC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8</text:p>
          </table:table-cell>
          <table:table-cell table:style-name="Default" office:value-type="string" calcext:value-type="string">
            <text:p>GPIO_67</text:p>
          </table:table-cell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C1</text:p>
          </table:table-cell>
          <table:table-cell office:value-type="string" calcext:value-type="string">
            <text:p>Enabl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8_10</text:p>
          </table:table-cell>
          <table:table-cell table:style-name="Default" office:value-type="string" calcext:value-type="string">
            <text:p>GPIO_68</text:p>
          </table:table-cell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09</text:p>
          </table:table-cell>
          <table:table-cell table:style-name="Default" office:value-type="string" calcext:value-type="string">
            <text:p>GPIO_69</text:p>
          </table:table-cell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5</text:p>
          </table:table-cell>
          <table:table-cell office:value-type="string" calcext:value-type="string">
            <text:p>GPIO_117</text:p>
          </table:table-cell>
          <table:table-cell table:style-name="ce43" office:value-type="string" calcext:value-type="string">
            <text:p>P9_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í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6</text:p>
          </table:table-cell>
          <table:table-cell office:value-type="string" calcext:value-type="string">
            <text:p>GPIO_14</text:p>
          </table:table-cell>
          <table:table-cell table:style-name="ce43" office:value-type="string" calcext:value-type="string">
            <text:p>P9_2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RB0 a RB7</text:p>
          </table:table-cell>
          <table:table-cell office:value-type="string" calcext:value-type="string">
            <text:p>SWC01 a 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3</text:p>
          </table:table-cell>
          <table:table-cell office:value-type="string" calcext:value-type="string">
            <text:p>GPIO_115</text:p>
          </table:table-cell>
          <table:table-cell table:style-name="ce43" office:value-type="string" calcext:value-type="string">
            <text:p>P9_2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D0 a RD7</text:p>
          </table:table-cell>
          <table:table-cell office:value-type="string" calcext:value-type="string">
            <text:p>SWC09 a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4</text:p>
          </table:table-cell>
          <table:table-cell/>
          <table:table-cell office:value-type="string" calcext:value-type="string">
            <text:p>P8_1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1</text:p>
          </table:table-cell>
          <table:table-cell/>
          <table:table-cell office:value-type="string" calcext:value-type="string">
            <text:p>P8_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2</text:p>
          </table:table-cell>
          <table:table-cell/>
          <table:table-cell office:value-type="string" calcext:value-type="string">
            <text:p>P8_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9</text:p>
          </table:table-cell>
          <table:table-cell/>
          <table:table-cell office:value-type="string" calcext:value-type="string">
            <text:p>P8_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0</text:p>
          </table:table-cell>
          <table:table-cell/>
          <table:table-cell office:value-type="string" calcext:value-type="string">
            <text:p>P9_1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7</text:p>
          </table:table-cell>
          <table:table-cell/>
          <table:table-cell office:value-type="string" calcext:value-type="string">
            <text:p>P9_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8</text:p>
          </table:table-cell>
          <table:table-cell/>
          <table:table-cell office:value-type="string" calcext:value-type="string">
            <text:p>P9_1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6</text:p>
          </table:table-cell>
          <table:table-cell/>
          <table:table-cell office:value-type="string" calcext:value-type="string">
            <text:p>P9_1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5</text:p>
          </table:table-cell>
          <table:table-cell/>
          <table:table-cell office:value-type="string" calcext:value-type="string">
            <text:p>P8_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4</text:p>
          </table:table-cell>
          <table:table-cell/>
          <table:table-cell office:value-type="string" calcext:value-type="string">
            <text:p>P8_0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5</text:p>
          </table:table-cell>
          <table:table-cell/>
          <table:table-cell office:value-type="string" calcext:value-type="string">
            <text:p>P8_0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6</text:p>
          </table:table-cell>
          <table:table-cell/>
          <table:table-cell office:value-type="string" calcext:value-type="string">
            <text:p>P8_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3</text:p>
          </table:table-cell>
          <table:table-cell/>
          <table:table-cell office:value-type="string" calcext:value-type="string">
            <text:p>P8_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2</text:p>
          </table:table-cell>
          <table:table-cell/>
          <table:table-cell table:style-name="ce43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3</text:p>
          </table:table-cell>
          <table:table-cell/>
          <table:table-cell table:style-name="ce4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4</text:p>
          </table:table-cell>
          <table:table-cell/>
          <table:table-cell table:style-name="ce43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2</text:p>
          </table:table-cell>
          <table:table-cell table:style-name="Default" office:value-type="string" calcext:value-type="string">
            <text:p>GPIO_44</text:p>
          </table:table-cell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1</text:p>
          </table:table-cell>
          <table:table-cell table:style-name="Default" office:value-type="string" calcext:value-type="string">
            <text:p>GPIO_45</text:p>
          </table:table-cell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6</text:p>
          </table:table-cell>
          <table:table-cell table:style-name="Default" office:value-type="string" calcext:value-type="string">
            <text:p>GPIO_46</text:p>
          </table:table-cell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5</text:p>
          </table:table-cell>
          <table:table-cell table:style-name="Default" office:value-type="string" calcext:value-type="string">
            <text:p>GPIO_47</text:p>
          </table:table-cell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5</text:p>
          </table:table-cell>
          <table:table-cell table:style-name="Default" office:value-type="string" calcext:value-type="string">
            <text:p>GPIO_48</text:p>
          </table:table-cell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23</text:p>
          </table:table-cell>
          <table:table-cell table:style-name="Default" office:value-type="string" calcext:value-type="string">
            <text:p>GPIO_49</text:p>
          </table:table-cell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4</text:p>
          </table:table-cell>
          <table:table-cell table:style-name="Default" office:value-type="string" calcext:value-type="string">
            <text:p>GPIO_50</text:p>
          </table:table-cell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6</text:p>
          </table:table-cell>
          <table:table-cell table:style-name="Default" office:value-type="string" calcext:value-type="string">
            <text:p>GPIO_51</text:p>
          </table:table-cell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</table:table>
      <table:table table:name="Eletrodo DB37 R00" table:style-name="ta1"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EA01 a EA16</text:p>
          </table:table-cell>
          <table:table-cell table:style-name="ce67" office:value-type="string" calcext:value-type="string" table:number-columns-spanned="12" table:number-rows-spanned="1">
            <text:p>Identifica cada uma das 16 placas de eletrodo ativo, cada uma conecta-se a dois eletrodos físicos (A e B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11" table:number-rows-spanned="1">
            <text:p>Cada uma dessas placas possui 10 conexões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1</text:p>
          </table:table-cell>
          <table:table-cell table:style-name="ce67" office:value-type="string" calcext:value-type="string" table:number-columns-spanned="10" table:number-rows-spanned="1">
            <text:p>Medição do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1</text:p>
          </table:table-cell>
          <table:table-cell table:style-name="ce67" office:value-type="string" calcext:value-type="string" table:number-columns-spanned="10" table:number-rows-spanned="1">
            <text:p>Sinal de corrente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2</text:p>
          </table:table-cell>
          <table:table-cell table:style-name="ce67" office:value-type="string" calcext:value-type="string" table:number-columns-spanned="10" table:number-rows-spanned="1">
            <text:p>Medição do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2</text:p>
          </table:table-cell>
          <table:table-cell table:style-name="ce67" office:value-type="string" calcext:value-type="string" table:number-columns-spanned="10" table:number-rows-spanned="1">
            <text:p>Sinal de corrente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A</text:p>
          </table:table-cell>
          <table:table-cell table:style-name="ce67" office:value-type="string" calcext:value-type="string" table:number-columns-spanned="10" table:number-rows-spanned="1">
            <text:p>Controle da chave que habilita injeção de corrente pelo eletrodo 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B</text:p>
          </table:table-cell>
          <table:table-cell table:style-name="ce67" office:value-type="string" calcext:value-type="string" table:number-columns-spanned="10" table:number-rows-spanned="1">
            <text:p>Controle da chave que habilita injeção de corrente pelo eletrodo B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C</text:p>
          </table:table-cell>
          <table:table-cell table:style-name="ce67" office:value-type="string" calcext:value-type="string" table:number-columns-spanned="10" table:number-rows-spanned="1">
            <text:p>Controle da chave que habilita a medição de corrente pelo eletrodo sentinel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table:style-name="ce67" office:value-type="string" calcext:value-type="string" table:number-columns-spanned="10" table:number-rows-spanned="1">
            <text:p>Tensão de alimentação +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-</text:p>
          </table:table-cell>
          <table:table-cell table:style-name="ce67" office:value-type="string" calcext:value-type="string" table:number-columns-spanned="10" table:number-rows-spanned="1">
            <text:p>Tensão de alimentação -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style-name="ce67" office:value-type="string" calcext:value-type="string" table:number-columns-spanned="10" table:number-rows-spanned="1">
            <text:p>Tensão de alimentação 0V (Esse sinal é comum a todos os eletrodos ativos)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6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style-name="ce64"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 table:number-columns-spanned="3" table:number-rows-spanned="1">
            <text:p>Conector 1</text:p>
          </table:table-cell>
          <table:covered-table-cell table:number-columns-repeated="2" table:style-name="ce22"/>
          <table:table-cell/>
          <table:table-cell table:style-name="ce48" office:value-type="string" calcext:value-type="string" table:number-columns-spanned="3" table:number-rows-spanned="1">
            <text:p>Conector 2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3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4</text:p>
          </table:table-cell>
          <table:covered-table-cell table:number-columns-repeated="2" table:style-name="ce22"/>
        </table:table-row>
        <table:table-row table:style-name="ro1"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EA01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5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9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A13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1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5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9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13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EA01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5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9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EA13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1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5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9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13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5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9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13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5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9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13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2" office:value-type="string" calcext:value-type="string">
            <text:p>EA01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5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9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EA13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55" office:value-type="string" calcext:value-type="string">
            <text:p>EA0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5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9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13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5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9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13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6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0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4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6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0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4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2" office:value-type="string" calcext:value-type="string">
            <text:p>EA02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06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10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EA14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6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0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4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6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0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4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2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6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0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4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2" office:value-type="string" calcext:value-type="string">
            <text:p>EA02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06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10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EA14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2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6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0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4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2" office:value-type="string" calcext:value-type="string">
            <text:p>EA02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06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10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EA14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2" office:value-type="string" calcext:value-type="string">
            <text:p>EA03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07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11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EA15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EA03_OUT1</text:p>
          </table:table-cell>
          <table:table-cell table:style-name="ce22"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07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11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EA15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2" office:value-type="string" calcext:value-type="string">
            <text:p>EA03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07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11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EA15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2" office:value-type="string" calcext:value-type="string">
            <text:p>EA03_OUT2</text:p>
          </table:table-cell>
          <table:table-cell table:style-name="ce22"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07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11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EA15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3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7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5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3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7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5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2" office:value-type="string" calcext:value-type="string">
            <text:p>EA03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07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11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EA15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3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7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5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3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7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5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4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8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6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4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8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6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2" office:value-type="string" calcext:value-type="string">
            <text:p>EA04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08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12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EA16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4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8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6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4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8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6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4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8_OUT2</text:p>
          </table:table-cell>
          <table:table-cell table:style-name="ce58"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A12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EA16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2" office:value-type="string" calcext:value-type="string">
            <text:p>EA04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08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12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EA16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36" calcext:value-type="float">
            <text:p>36</text:p>
          </table:table-cell>
          <table:table-cell table:style-name="ce58" office:value-type="string" calcext:value-type="string">
            <text:p>EA04_OUT1</text:p>
          </table:table-cell>
          <table:table-cell table:style-name="ce58"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08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12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EA16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2" office:value-type="string" calcext:value-type="string">
            <text:p>EA04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08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12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EA16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qui foi deixado uma conexão única de GNG e múltiplas para sinais de alimentação adicionais.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lvez fosse interessante deixar quantidades de terminais iguais para todos os sinais de alimentação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BeagleBone" table:style-name="ta1">
        <table:table-column table:style-name="co1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Eletrodo</text:p>
          </table:table-cell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</table:table-row>
      </table:table>
      <table:table table:name="Multiplexador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" table:default-cell-style-name="ce27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row table:style-name="ro1" table:number-rows-repeated="11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CORRENTE (15,17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necta Lado B para IN_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ecta Lado A para IN_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ecta Lado B para IN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necta Lado A para IN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2 (E2)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P9_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2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P8_26</text:p>
          </table:table-cell>
          <table:table-cell office:value-type="float" office:value="61" calcext:value-type="float">
            <text:p>6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P8_21</text:p>
          </table:table-cell>
          <table:table-cell office:value-type="float" office:value="62" calcext:value-type="float">
            <text:p>62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P8_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1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2"/>
          <table:table-cell table:style-name="ce77" office:value-type="string" calcext:value-type="string" table:number-columns-spanned="4" table:number-rows-spanned="4">
            <text:p>Em cada instante é necessário que as entradas (IN_1 e IN_2) estejam conectadas em dois eletrodos diferentes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 (E32)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 table:number-columns-repeated="6"/>
        </table:table-row>
      </table:table>
      <table:table table:name="ICS" table:style-name="ta1" table:print-ranges="ICS.A1:ICS.D39">
        <table:table-column table:style-name="co28" table:default-cell-style-name="ce3"/>
        <table:table-column table:style-name="co1" table:default-cell-style-name="Default"/>
        <table:table-column table:style-name="co29" table:default-cell-style-name="Default"/>
        <table:table-column table:style-name="co30" table:default-cell-style-name="ce3"/>
        <table:table-column table:style-name="co1" table:number-columns-repeated="2" table:default-cell-style-name="Default"/>
        <table:table-row table:style-name="ro2">
          <table:table-cell table:style-name="ce66" office:value-type="string" calcext:value-type="string" table:number-columns-spanned="4" table:number-rows-spanned="1">
            <text:p>Pinagem do cabo entre conjunto (switch, fonte e beaglebone) e placa no PC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8" office:value-type="string" calcext:value-type="string" table:number-columns-spanned="2" table:number-rows-spanned="1">
            <text:p>DB-25M</text:p>
          </table:table-cell>
          <table:covered-table-cell table:style-name="ce22"/>
          <table:table-cell table:style-name="ce31" office:value-type="string" calcext:value-type="string">
            <text:p>50 cm (max)</text:p>
          </table:table-cell>
          <table:table-cell table:style-name="ce75" office:value-type="string" calcext:value-type="string">
            <text:p>DB-44F</text:p>
          </table:table-cell>
          <table:table-cell table:number-columns-repeated="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H1+</text:p>
          </table:table-cell>
          <table:table-cell table:style-name="ce3">
            <draw:line draw:z-index="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3" calcext:value-type="float">
            <text:p>4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H2+</text:p>
          </table:table-cell>
          <table:table-cell table:style-name="ce3">
            <draw:line draw:z-index="1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29" calcext:value-type="float">
            <text:p>2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H3+</text:p>
          </table:table-cell>
          <table:table-cell table:style-name="ce3">
            <draw:line draw:z-index="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4" calcext:value-type="float">
            <text:p>14</text:p>
          </table:table-cell>
          <table:table-cell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CH4+</text:p>
          </table:table-cell>
          <table:table-cell table:style-name="ce3">
            <draw:line draw:z-index="3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41" calcext:value-type="float">
            <text:p>4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CH5+</text:p>
          </table:table-cell>
          <table:table-cell table:style-name="ce3">
            <draw:line draw:z-index="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7" calcext:value-type="float">
            <text:p>2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CH6+</text:p>
          </table:table-cell>
          <table:table-cell table:style-name="ce3">
            <draw:line draw:z-index="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H7+</text:p>
          </table:table-cell>
          <table:table-cell table:style-name="ce3">
            <draw:line draw:z-index="6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39" calcext:value-type="float">
            <text:p>3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H8+</text:p>
          </table:table-cell>
          <table:table-cell table:style-name="ce3">
            <draw:line draw:z-index="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CH9+</text:p>
          </table:table-cell>
          <table:table-cell table:style-name="ce3">
            <draw:line draw:z-index="8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CH10+</text:p>
          </table:table-cell>
          <table:table-cell table:style-name="ce3">
            <draw:line draw:z-index="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7" calcext:value-type="float">
            <text:p>3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CH11+</text:p>
          </table:table-cell>
          <table:table-cell table:style-name="ce3">
            <draw:line draw:z-index="10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23" calcext:value-type="float">
            <text:p>2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H12+</text:p>
          </table:table-cell>
          <table:table-cell table:style-name="ce3">
            <draw:line draw:z-index="1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CH13+</text:p>
          </table:table-cell>
          <table:table-cell table:style-name="ce3">
            <draw:line draw:z-index="12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35" calcext:value-type="float">
            <text:p>3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CH14+</text:p>
          </table:table-cell>
          <table:table-cell table:style-name="ce3">
            <draw:line draw:z-index="1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1" calcext:value-type="float">
            <text:p>2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CH15+</text:p>
          </table:table-cell>
          <table:table-cell table:style-name="ce3">
            <draw:line draw:z-index="1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CH16+</text:p>
          </table:table-cell>
          <table:table-cell table:style-name="ce3">
            <draw:line draw:z-index="15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31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GND</text:p>
          </table:table-cell>
          <table:table-cell table:style-name="ce3">
            <draw:line draw:z-index="16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17" calcext:value-type="float">
            <text:p>17</text:p>
          </table:table-cell>
          <table:table-cell/>
          <table:table-cell table:style-name="ce32" office:value-type="float" office:value="17" calcext:value-type="float">
            <text:p>17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table:style-name="ce53" office:value-type="string" calcext:value-type="string">
            <text:p>TRIGGER</text:p>
          </table:table-cell>
          <table:table-cell table:style-name="ce3">
            <draw:line draw:z-index="17" draw:style-name="gr1" draw:text-style-name="P1" svg:x1="0.13mm" svg:y1="2.25mm" svg:x2="48.64mm" svg:y2="2.01mm">
              <text:p/>
            </draw:line>
          </table:table-cell>
          <table:table-cell table:style-name="ce71" office:value-type="float" office:value="16" calcext:value-type="float">
            <text:p>16</text:p>
          </table:table-cell>
          <table:table-cell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50" office:value-type="string" calcext:value-type="string">
            <text:p>OUT_CLOCK</text:p>
          </table:table-cell>
          <table:table-cell table:style-name="ce3">
            <draw:line draw:z-index="18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71" office:value-type="float" office:value="22" calcext:value-type="float">
            <text:p>22</text:p>
          </table:table-cell>
          <table:table-cell table:style-name="ce51" office:value-type="string" calcext:value-type="string">
            <text:p>EXT CLOCK</text:p>
          </table:table-cell>
          <table:table-cell table:style-name="ce3">
            <draw:line draw:z-index="19" draw:style-name="gr1" draw:text-style-name="P1" svg:x1="0.13mm" svg:y1="2.25mm" svg:x2="48.64mm" svg:y2="2.01mm">
              <text:p/>
            </draw:line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72" office:value-type="float" office:value="25" calcext:value-type="float" table:number-columns-spanned="1" table:number-rows-spanned="16">
            <text:p>25</text:p>
          </table:table-cell>
          <table:table-cell table:style-name="ce25" office:value-type="string" calcext:value-type="string">
            <text:p>CH1-</text:p>
          </table:table-cell>
          <table:table-cell table:style-name="ce3">
            <draw:line draw:z-index="2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2" calcext:value-type="float">
            <text:p>4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2-</text:p>
          </table:table-cell>
          <table:table-cell table:style-name="ce3">
            <draw:line draw:z-index="21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3-</text:p>
          </table:table-cell>
          <table:table-cell table:style-name="ce3">
            <draw:line draw:z-index="2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3" calcext:value-type="float">
            <text:p>13</text:p>
          </table:table-cell>
          <table:table-cell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4-</text:p>
          </table:table-cell>
          <table:table-cell table:style-name="ce3">
            <draw:line draw:z-index="2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0" calcext:value-type="float">
            <text:p>4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5-</text:p>
          </table:table-cell>
          <table:table-cell table:style-name="ce3">
            <draw:line draw:z-index="24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26" calcext:value-type="float">
            <text:p>2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6-</text:p>
          </table:table-cell>
          <table:table-cell table:style-name="ce3">
            <draw:line draw:z-index="2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7-</text:p>
          </table:table-cell>
          <table:table-cell table:style-name="ce3">
            <draw:line draw:z-index="26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38" calcext:value-type="float">
            <text:p>3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8-</text:p>
          </table:table-cell>
          <table:table-cell table:style-name="ce3">
            <draw:line draw:z-index="2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4" calcext:value-type="float">
            <text:p>2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9-</text:p>
          </table:table-cell>
          <table:table-cell table:style-name="ce3">
            <draw:line draw:z-index="28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9" calcext:value-type="float">
            <text:p>9</text:p>
          </table:table-cell>
          <table:table-cell/>
          <table:table-cell table:style-name="ce3" office:value-type="float" office:value="9" calcext:value-type="float">
            <text:p>9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0-</text:p>
          </table:table-cell>
          <table:table-cell table:style-name="ce3">
            <draw:line draw:z-index="2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6" calcext:value-type="float">
            <text:p>3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1-</text:p>
          </table:table-cell>
          <table:table-cell table:style-name="ce3">
            <draw:line draw:z-index="30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22" calcext:value-type="float">
            <text:p>2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2-</text:p>
          </table:table-cell>
          <table:table-cell table:style-name="ce3">
            <draw:line draw:z-index="3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3" office:value-type="float" office:value="7" calcext:value-type="float">
            <text:p>7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3-</text:p>
          </table:table-cell>
          <table:table-cell table:style-name="ce3">
            <draw:line draw:z-index="3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4" calcext:value-type="float">
            <text:p>3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4-</text:p>
          </table:table-cell>
          <table:table-cell table:style-name="ce3">
            <draw:line draw:z-index="33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5-</text:p>
          </table:table-cell>
          <table:table-cell table:style-name="ce3">
            <draw:line draw:z-index="3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6-</text:p>
          </table:table-cell>
          <table:table-cell table:style-name="ce3">
            <draw:line draw:z-index="35" draw:style-name="gr1" draw:text-style-name="P1" svg:x1="0.13mm" svg:y1="2.25mm" svg:x2="48.64mm" svg:y2="2.01mm">
              <text:p/>
            </draw:line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31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C" table:style-name="ta1">
        <table:table-column table:style-name="co31" table:default-cell-style-name="Default"/>
        <table:table-column table:style-name="co19" table:default-cell-style-name="ce93"/>
        <table:table-column table:style-name="co32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2" table:default-cell-style-name="ce22"/>
        <table:table-column table:style-name="co19" table:default-cell-style-name="ce22"/>
        <table:table-column table:style-name="co1" table:default-cell-style-name="Default"/>
        <table:table-column table:style-name="co19" table:default-cell-style-name="ce22"/>
        <table:table-column table:style-name="co34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4" table:default-cell-style-name="ce22"/>
        <table:table-column table:style-name="co19" table:default-cell-style-name="ce22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PIC01 (Eletrodos 1 a 16 HI/LO=GND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table:style-name="ce17" office:value-type="string" calcext:value-type="string" table:number-columns-spanned="8" table:number-rows-spanned="1">
            <text:p>PIC02 (Eletrodos 17 a 32 HI/LO=VCC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RE3</text:p>
          </table:table-cell>
          <table:table-cell table:style-name="ce94"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number-columns-repeated="2"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style-name="ce76" office:value-type="string" calcext:value-type="string" table:number-columns-spanned="1" table:number-rows-spanned="5">
            <text:p>Eletrodo</text:p>
            <text:p>Injetando</text:p>
            <text:p>Corrente</text:p>
          </table:table-cell>
          <table:table-cell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table-cell table:number-columns-repeated="2"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covered-table-cell/>
          <table:table-cell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table-cell table:number-columns-repeated="2"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covered-table-cell/>
          <table:table-cell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table-cell table:number-columns-repeated="2"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covered-table-cell/>
          <table:table-cell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table-cell table:number-columns-repeated="2"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covered-table-cell/>
          <table:table-cell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number-columns-repeated="2"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style-name="ce77" office:value-type="string" calcext:value-type="string" table:number-columns-spanned="1" table:number-rows-spanned="3">
            <text:p>Offset</text:p>
          </table:table-cell>
          <table:table-cell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80" office:value-type="string" calcext:value-type="string">
            <text:p>RA7</text:p>
          </table:table-cell>
          <table:table-cell table:style-name="ce80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RA7</text:p>
          </table:table-cell>
          <table:table-cell table:style-name="ce22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4" office:value-type="string" calcext:value-type="string">
            <text:p>RA6</text:p>
          </table:table-cell>
          <table:table-cell table:style-name="ce94"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D=1</text:p>
          </table:table-cell>
          <table:table-cell table:style-name="Default"/>
          <table:table-cell table:style-name="Default" office:value-type="string" calcext:value-type="string">
            <text:p>P=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table table:name="BB" table:style-name="ta1"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Pinos disponíveis na BeagleBone Green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ção</text:p>
          </table:table-cell>
          <table:table-cell/>
          <table:table-cell table:style-name="ce77" office:value-type="string" calcext:value-type="string" table:number-columns-spanned="1" table:number-rows-spanned="5">
            <text:p>De acordo com o esquema <text:a xlink:href="https://files.seeedstudio.com/wiki/BeagleBone_Green/resources/BEAGLEBONE_GREEN_V1.pdf" xlink:type="simple">https://files.seeedstudio.com/wiki/BeagleBone_Green/resources/BEAGLEBONE_GREEN_V1.pdf</text:a>, apesar de alguns sinais estarem disponíveis nos terminais são utilizados internamente e seu uso atrapalha o funcionamento do conjunto. Ver página 10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IC P0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IC P1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IC P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IC P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C 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C D0</text:p>
          </table:table-cell>
          <table:table-cell/>
          <table:table-cell table:style-name="ce77" office:value-type="string" calcext:value-type="string" table:number-columns-spanned="1" table:number-rows-spanned="5">
            <text:p>Como a quantidade de sinais é limitada foram utilizados dois PIC18F4520 para disponibilizar os sinais necessários para 32 eletrodos. A BB fornece 12 sinais para a placa de multiplexação e 11 sinais compartilhados com pelos dois PIC’s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IC D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IC D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IC H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IC D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IC 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3:23:48.860026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36:24.410343010</meta:creation-date>
    <dc:date>2021-01-16T14:33:03.659581720</dc:date>
    <meta:editing-duration>P1DT2H51M52S</meta:editing-duration>
    <meta:editing-cycles>34</meta:editing-cycles>
    <meta:generator>LibreOffice/6.1.5.2$Linux_X86_64 LibreOffice_project/10$Build-2</meta:generator>
    <meta:print-date>2020-11-17T10:25:09.664612559</meta:print-date>
    <meta:document-statistic meta:table-count="8" meta:cell-count="1558" meta:object-count="36"/>
  </office:meta>
</office:document-meta>
</file>